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paragraph-rsid="001ea411" style:font-size-asian="12pt" style:font-size-complex="12pt"/>
    </style:style>
    <style:style style:name="P2" style:family="paragraph" style:parent-style-name="Standard">
      <style:paragraph-properties fo:text-align="justify" style:justify-single-word="false"/>
      <style:text-properties style:font-name="Arial" fo:font-size="12pt" style:text-underline-style="solid" style:text-underline-width="auto" style:text-underline-color="font-color" fo:font-weight="bold" officeooo:paragraph-rsid="001ea411"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1ea411" style:font-size-asian="16pt" style:font-weight-asian="bold" style:font-size-complex="16pt" style:font-weight-complex="bold"/>
    </style:style>
    <style:style style:name="T1" style:family="text">
      <style:text-properties officeooo:rsid="001ea4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im City Live</text:span></text:p>
      <text:p text:style-name="P1"><text:span text:style-name="T1"></text:span></text:p>
      <text:p text:style-name="P1"><text:span text:style-name="T1"></text:span></text:p>
      <text:p text:style-name="P2"><text:span text:style-name="T1">I- Introduction</text:span></text:p>
      <text:p text:style-name="P1"><text:span text:style-name="T1"></text:span></text:p>
      <text:p text:style-name="P1"><text:span text:style-name="T1">Ce document constitue le cahier des charges du projet de Programmation Orientée Objet réalisé à l’université Paris 7. Ce projet consiste à réaliser un clone du jeu Sim City en nous inspirant des jeux existants pour spécifier notre nouvelle version. De ce fait, nous apporterons dans ce cahier des charges les informations nécéssaire à l'implémentation du jeux.</text:span></text:p>
      <text:p text:style-name="P1"><text:span text:style-name="T1"></text:span></text:p>
      <text:p text:style-name="P1"><text:span text:style-name="T1"></text:span></text:p>
      <text:p text:style-name="P2"><text:span text:style-name="T1">II- Objectifs</text:span></text:p>
      <text:p text:style-name="P1"><text:span text:style-name="T1"></text:span></text:p>
      <text:p text:style-name="P1"><text:span text:style-name="T1">Une fois implémenté, l'application SimCityLive devra permettre à un utilisateur de gérer une ville représenté sur un plateau de jeu. La partie graphique ne constituant pas l'objectif principal du projet, nous débuterons dans un premier temps par l'implémentation de la partie interne (fonctionnement, interactions entres les objets du plateau de jeu, etc) via la saisie du clavier.</text:span></text:p>
      <text:p text:style-name="P1"><text:span text:style-name="T1">Plus concrètement, le joueur pourra initialement créer puis gérer (surveiller et améliorer) les différents composants d'une ville (personnages, habitations, commerces,etc.) en fonctions de différents facteurs environnementaux (jour/nuit, saisons, impôts, etc.). </text:span></text:p>
      <text:p text:style-name="P1"><text:span text:style-name="T1"></text:span></text:p>
      <text:p text:style-name="P1"><text:span text:style-name="T1"></text:span></text:p>
      <text:p text:style-name="P2"><text:span text:style-name="T1">III- Caractéristiques</text:span></text:p>
      <text:p text:style-name="P1"><text:span text:style-name="T1"></text:span></text:p>
      <text:p text:style-name="P1"><text:span text:style-name="T1">Le jeu doit pouvoir fonctionner sans erreur le plus rapidement possible avec une utilisation simplifiée. Par ailleurs, le projet subira une extension, nous devons donc penser à implémenter le code de manière à le réutiliser facilement.</text:span></text:p>
      <text:p text:style-name="P1"><text:span text:style-name="T1"></text:span></text:p>
      <text:p text:style-name="P1"><text:span text:style-name="T1">Éléments du jeux à contrôler: </text:span></text:p>
      <text:p text:style-name="P1"><text:span text:style-name="T1"></text:span></text:p>
      <text:p text:style-name="P1"><text:span text:style-name="T1">* Différencier le type et le niveau de développement des habitations (commerces, logement, écoles, militaires)</text:span></text:p>
      <text:p text:style-name="P1"><text:span text:style-name="T1"></text:span></text:p>
      <text:p text:style-name="P1"><text:span text:style-name="T1">* interface: texte (2D ensuite ?)</text:span></text:p>
      <text:p text:style-name="P1"><text:span text:style-name="T1"></text:span></text:p>
      <text:p text:style-name="P1"><text:span text:style-name="T1">* Permettre le déplacement des personnages (mer, route, air)</text:span></text:p>
      <text:p text:style-name="P1"><text:span text:style-name="T1"></text:span></text:p>
      <text:p text:style-name="P1"><text:span text:style-name="T1">* Faire évoluer les habitants (naissances, mort, métiers, étude, folies (=&gt;tueur)...)</text:span></text:p>
      <text:p text:style-name="P1"><text:span text:style-name="T1"></text:span></text:p>
      <text:p text:style-name="P1"><text:span text:style-name="T1">* Ajout de contraintes (saisons, jour/nuit (=&gt; éléctricité à payer...), catastrophe naturelle)</text:span></text:p>
      <text:p text:style-name="P1"><text:span text:style-name="T1"></text:span></text:p>
      <text:p text:style-name="P1"><text:span text:style-name="T1"></text:span></text:p>
      <text:p text:style-name="P1"><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y </meta:initial-creator>
    <meta:creation-date>2013-10-18T14:22:27</meta:creation-date>
    <dc:date>2013-10-18T14:26:40</dc:date>
    <dc:creator>Antony </dc:creator>
    <meta:editing-duration>P0D</meta:editing-duration>
    <meta:editing-cycles>1</meta:editing-cycles>
    <meta:document-statistic meta:table-count="0" meta:image-count="0" meta:object-count="0" meta:page-count="1" meta:paragraph-count="32" meta:word-count="247" meta:character-count="1744" meta:non-whitespace-character-count="1477"/>
    <meta:generator>LibreOffice/3.6$Linux_X86_64 LibreOffice_project/360m1$Build-2</meta:generator>
  </office:meta>
</office:document-meta>
</file>